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1pt" fo:font-weight="normal" style:font-size-asian="11pt" style:font-weight-asian="normal" style:font-size-complex="11pt" style:font-weight-complex="normal"/>
    </style:style>
    <style:style style:name="T1"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eight-map terrain rendering, user can walk on the terrain.</text:p>
      <text:p text:style-name="P6">Jonas Andersson</text:p>
      <text:p text:style-name="P2"/>
      <text:p text:style-name="P2">För att uppfylla denna punkt krävdes förutom att själva terrängen skapas och laddas korrekt också att det finns en kamera som kan röra sig i världen. För att kameran ska kunna röra sig krävs input från tangentbordet och även en timer som används för att räkna ut acceleration och deceleration.</text:p>
      <text:p text:style-name="P2"/>
      <text:p text:style-name="P2">Jag började med att skapa terrängen, först som en platt grid av trianglar. Då bestod en vertex bara av xyz-värden. Det som behövdes efter det var själva terrängen i form av en heightmap. Denna heightmap är av formatet Bitmap, som håller värden mellan 0-255 och information om bredd och höjd. Denna data läses in i en array och används för att skapa terrängen.</text:p>
      <text:p text:style-name="P2"/>
      <text:p text:style-name="P2">Ä heightmapen 256x256 i storlek så är även terrängen det. En array av vertiser med storlek 256x256 skapas där höjdvärdet på varje vertex mappas med värdet i heightmapen på motsvarande position.</text:p>
      <text:p text:style-name="P2"/>
      <text:p text:style-name="P2">Terrängen ritades nu ut som en grid fast med höjdvärden satta på varje vertex utifrån heightmapen.</text:p>
      <text:p text:style-name="P2"/>
      <text:p text:style-name="P2">Det som behövdes därefter var en textur, och då också texturkoordinater. En vertex består nu av xyz-värden och uv-koordinater. Dessa räknas ut genom att ta vertisens x och z värde och få dessa till texturkoordinaternas [0,1] range. Ligger vertisen i 128,128 blir uv koordinaterna (0.5,0.5), ligger den i 128,256 blir de (0.5, 1) osv. Värdena är alltså direkt mappade till 1/terrängens bredd och höjd. För att lägga till texture repeat ändrar man ettan mot hur många gånger man vill att den ska upprepas, dvs om den ska upprepas 8ggr blir det 8/bredd (då terrängen är kvadratisk spelar det ingen roll om det delas på bredd eller höjd). Värdet som läggs till på uv-coordinaterna mellan varje vertex måste också ändras därefter till att vara bredd/8.</text:p>
      <text:p text:style-name="P2"/>
      <text:p text:style-name="P2">Terrängen ritades nu ut med en textur som upprepas med ett givet antal upprepningar.</text:p>
      <text:p text:style-name="P2"/>
      <text:p text:style-name="P2">För att ljusberäkningar ska kunna göras på terrängen måste varje vertex också ha en normal.</text:p>
      <text:p text:style-name="P2">Denna fås genom att först räkna ut normalen för varje face, alltså varje triangel i griden för terrängen. Detta görs enligt principen med vektorerna (p1-p0) och (p2-p0) och sedan ta kryssprodukten mellan dessa.</text:p>
      <text:p text:style-name="P2">Slutgiltiga normalen för varje vertex fås genom att ta medelvärdet var alla face-normaler som vertisen i fråga är en del i.</text:p>
      <text:p text:style-name="P2">Terrängen ritas nu ut som den ska, med höjd från heightmap, texturkoordinater och normaler.</text:p>
      <text:p text:style-name="P2"/>
      <text:p text:style-name="P2">För att kunna röra sig i terrängen krävdes en kamera och input från tangentbord och mus. Input från tangentbordet fås genom att helt enkelt kolla tillståndet på de tangenterna som är av intresse. Med musen läses också tillståndet av och jämförs med tillståndet förra framen för att få reda på nuvarande position. Denna position använd för att räkna ut rotationen av kameran.</text:p>
      <text:p text:style-name="P2"/>
      <text:p text:style-name="P2">Kameran skapas med en View och en Projection matris. View innehåller kamerans position, rotation, en vektor som pekar uppåt och en som pekar i kamerans riktning, alltså vart kameran ska fokusera. Denna matris uppdateras varje frame med ny position och rotation som fås när man använder tangenterna för att gå runt och musen för att rotera.</text:p>
      <text:p text:style-name="P2">Projection innehåller Field of View, aspect ratio, near och far plane.</text:p>
      <text:p text:style-name="P2"/>
      <text:p text:style-name="P2">För att kameran ska kunna gå på marken används en GetY funktion. Denna funktion hämtar y-värdet på de fyra hörnen i den quad som xz-värdet mappar till, sen interpoleras detta med hjälp av bilinear interpolation för att få reda på hur mycket varje hörns höjd ska räknas till slutgiltiga höjden.</text:p>
      <text:p text:style-name="P2">Den returnerar sedan detta höjdvärde och används för att sätta kamerans y-värde.</text:p>
      <text:p text:style-name="P1"><text:soft-page-break/><text:span text:style-name="T1">Back-face culling using geometry shader</text:span></text:p>
      <text:p text:style-name="P6">Jonas Andersson</text:p>
      <text:p text:style-name="P2"/>
      <text:p text:style-name="P2">Efter att terrängen ritades ut korrekt och kameran fanns och kunde röra sig i världen var denna punkt väldigt lätt att lägga till. Terrängen ritas ut med en geometry shader som tar emot en data i form av trianglar och kamerans position i en constant buffer. </text:p>
      <text:p text:style-name="P2"/>
      <text:p text:style-name="P2">Två vektorer skapas, v1 från p0 till p1 och v2 från p0 till p2. Kryssprodukten mellan v1 och v2 ger triangelns normal. Sedan räknar man ut kamerans riktning genom att skapa en vektor mellan kamerans position och triangelns position. Om skalärprodukten mellan triangelns normal och kamerans riktning är större än 0 betyder det att triangeln är riktad från kameran.</text:p>
      <text:p text:style-name="P2"/>
      <text:p text:style-name="P5">Deferred rendering and lighting</text:p>
      <text:p text:style-name="P6">Jonas Andersson</text:p>
      <text:p text:style-name="P2"/>
      <text:p text:style-name="P2">För att lägga till deferred rendering behövdes det bara skapas två nya render targets, ett för att rita ut färgen till (själva scenen) och ett för att rita ut normalerna till, som används i lighting-steget för ljussättning.</text:p>
      <text:p text:style-name="P2"/>
      <text:p text:style-name="P2">Texturerna skapas genom att varje typ av shader ritar ut till två render targets i pixel shadern. Alltså shadern som används för att rita ut terrängen med blend map skapar sitt resultat och ritar ut till de två render targets. Sedan när objekten ska ritas ut utan tex. Blend map aktiveras deras shader där pixel shadern också ritar ut sitt resultat till dessa render targets.</text:p>
      <text:p text:style-name="P2"/>
      <text:p text:style-name="P2">I lighting-steget samplas dessa två texturer. Ljusberäkningar görs för ljusen i scenen baserat på normalerna från normaltexturen och läggs ihop med samplingen från texturen för färgen och ritas ut till quad-objektet som sedan ritas ut på skärmen.</text:p>
      <text:p text:style-name="P2"/>
      <text:p text:style-name="P5">Shadow maps</text:p>
      <text:p text:style-name="P6">Jonas Andersson</text:p>
      <text:p text:style-name="P2"/>
      <text:p text:style-name="P2">När deferred rendering och lighting var implementerat var det ganska enkelt att lägga till denna punkt. </text:p>
      <text:p text:style-name="P2"/>
      <text:p text:style-name="P2">Ett nytt render target lades till som används för att rita ut de skuggade objektens position innan WVP-transformeringen. Det görs för att kunna sampla och jämföra med depth-mapen för skuggorna.</text:p>
      <text:p text:style-name="P2"/>
      <text:p text:style-name="P2">Denna depth map skapas genom att en depth buffer aktiveras utan något render target, sedan ritas alla objekt med skugga ut med en shader som bara består av en enkel vertex shader som transformerar input-position med modelWorld * lightView * lightProjection. Därifrån genereras en depth map för dessa positioner.</text:p>
      <text:p text:style-name="P2"/>
      <text:p text:style-name="P2">I pixel shadern i lighting-steget används nu dessa två nya texturer, världspositioner och shadow map, till att räkna ut skuggorna. Världspositionerna samplas och transformeras med lightView * lightProjection för att sedan kunna jämföras med samplade värden i depthmapen för skuggorna.</text:p>
      <text:p text:style-name="P2"/>
      <text:p text:style-name="P2">Detta läggs sedan ihop med tidigare ljusberäkningar för slutresultat.</text:p>
      <text:p text:style-name="P2"/>
      <text:p text:style-name="P1"/>
      <text:p text:style-name="P1"/>
      <text:p text:style-name="P1"/>
      <text:p text:style-name="P5"><text:soft-page-break/>Picking</text:p>
      <text:p text:style-name="P6">Jonas Andersson</text:p>
      <text:p text:style-name="P2"/>
      <text:p text:style-name="P2">Eftersom vi har valt att ha muspekaren låst till mitten av skärmen blir denna punkt lite enklare eftersom muspekarens position alltid kommer vara (0,0) och behöver därför inte göras om med Projection-matrisen.</text:p>
      <text:p text:style-name="P2"/>
      <text:p text:style-name="P2">Varje objekt som ska gå att klicka på innehåller en egen intersection sphere som är definierad av center-position i världen och radie. Det är mot denna som intersektionstest görs.</text:p>
      <text:p text:style-name="P2"/>
      <text:p text:style-name="P2">En vektor mellan positionen (0,0,0) och (0,0,1) skapas, alltså en som pekar rakt in i skärmen. Denna transformeras med inversen av View matrisen för att hamna i world space.</text:p>
      <text:p text:style-name="P2"/>
      <text:p text:style-name="P2">Därefter görs ett test (samma som i labb 1) mot varje intersection sphere hos objekt man kan klicka på. Vid testet returneras avståndet till objektet där intersektion sker, och av alla objekt som har intersektion väljs det som har kortast avstå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22T16:15:56.77</meta:creation-date>
    <dc:date>2015-03-23T19:45:13.23</dc:date>
    <meta:editing-duration>PT2H35M29S</meta:editing-duration>
    <meta:editing-cycles>12</meta:editing-cycles>
    <meta:generator>OpenOffice/4.1.1$Win32 OpenOffice.org_project/411m6$Build-9775</meta:generator>
    <meta:document-statistic meta:table-count="0" meta:image-count="0" meta:object-count="0" meta:page-count="3" meta:paragraph-count="39" meta:word-count="1122" meta:character-count="6901"/>
  </office:meta>
</office:document-meta>
</file>